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</text:p>
      <text:p text:style-name="P2"/>
      <text:p text:style-name="P3"><text:s text:c="3"/>When I walked by a circle of people sitting around the fire, I noticed that they are eating something I have not recognized, <text:s/>perhaps have not seen before. <text:s/>So I posed the query: what are you eating? <text:s/>And they said something <text:s/>that sounded too African for me to comprehend. The answer did not <text:s/>clarify what they were eating, <text:s/>but as I got closer, it became apparent that the circle of men were eating giant black bugs.</text:p>
      <text:p text:style-name="P3"/>
      <text:p text:style-name="P3"><text:s text:c="4"/>As I had cultural bias against eating insects, I was resisting, and immediately posed the next question: <text:s/>How does it taste? <text:s/>The answer came swiftly. Possibly, I was not the first that posed this question, <text:s/>so they had an answer pre-loaded: <text:s/>It tastes like chicken. </text:p>
      <text:p text:style-name="P3"/>
      <text:p text:style-name="P3"><text:s text:c="4"/>Later in life I learned, that many cultures eat insects. In fact, it possibly is the best thing a human can consume, full of protein and <text:s/>several other nutritious ingredients. <text:s/>So why does our culture refrain from eating such a great nutritional item? <text:s/>We may not need to answer that question, but we do need to make an observation about keeping an open mind.</text:p>
      <text:p text:style-name="P3"/>
      <text:p text:style-name="P3"><text:s text:c="3"/>From that same tribe I learned an answer to the most essential human question. <text:s/>The query is: <text:s/>what are two most important days of your life? <text:s/>Of course, we have a commonplace answer to that, <text:s/>and we say that the two most important days of our lives are: The day we were born, and the day we die. The tribe members however <text:s/>had an answer that takes <text:s/>this query to a whole new dimension: The two most important days of your lives are: The day you were born, and the day you find out what you were born for.</text:p>
      <text:p text:style-name="P3"/>
      <text:p text:style-name="P3"><text:s text:c="4"/>Indeed, this creates a whole <text:s/>new context around the aforementioned question. It is more important than anyone would realize, because this context describes: Purpose. Though many find purpose in life, <text:s/>few find it earlier, some later but some never find it. Once a <text:s/>human being finds his / her purpose everything falls into place naturally. <text:s/>Motivation ensues, health improves, relationships forge, and destiny is set. All happens organically. While this description is similar to describing a religious experience, it is more universal than that, as it happens to most every creature.</text:p>
      <text:p text:style-name="P3"/>
      <text:p text:style-name="P3"><text:s text:c="3"/>This transformation of finding a purpose is not the exclusive domain of human beings. <text:s/>If you watch a cat or a dog playing, <text:s/>you can recognize that the dog or cat is preparing all its life for its intended purpose. <text:s/>In fact a difference between the dog's play and the cat's play highlights the different purpose of the different creatures. <text:s/>I would postulate, that every single thing in the universe is fulfilling a purpose, <text:s/>and that thing is only complete when it is on the path of fulfillment.</text:p>
      <text:p text:style-name="P3"/>
      <text:p text:style-name="P3"><text:s text:c="3"/>That purpose is visible in every aspect of our lives. <text:s/>For instance if I eat food that doesn't agree with me, <text:s/>I get a headache, and a mechanism kicks in to restore my well-being. If I nick myself by accident, another mechanism kicks in to heal my wound. <text:s/>And if I permit it, (by rest, cleaning and proper care) it will restore everything to its original state. The query is: how does it know what the original state is? <text:s/>How does it know what is well-being? <text:s/></text:p>
      <text:p text:style-name="P3"/>
      <text:p text:style-name="P3"><text:s text:c="3"/>We witness miracles every minute. <text:s/>Keep an open mind, <text:s/>be humble, and acknowledge that everything has a purpose. And the universe is greater and stronger then we could ever comprehend. Miracles and 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10-14T15:43:49.43</meta:creation-date>
    <dc:date>2016-02-05T11:17:59.51</dc:date>
    <dc:creator>Peter Glen</dc:creator>
    <meta:editing-duration>PT21H12M14S</meta:editing-duration>
    <meta:editing-cycles>64</meta:editing-cycles>
    <meta:generator>OpenOffice/4.1.1$Win32 OpenOffice.org_project/411m6$Build-9775</meta:generator>
    <meta:document-statistic meta:table-count="0" meta:image-count="0" meta:object-count="0" meta:page-count="1" meta:paragraph-count="9" meta:word-count="583" meta:character-count="3323"/>
  </office:meta>
</office:document-meta>
</file>